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MergeSort</text:p>
          </table:table-cell>
          <table:table-cell office:value-type="string" table:style-name="ce3">
            <text:p>ArraySize</text:p>
          </table:table-cell>
          <table:table-cell office:value-type="string" table:number-columns-spanned="5" table:number-rows-spanned="1" table:style-name="ce6">
            <text:p>NumberOfThreads</text:p>
          </table:table-cell>
          <table:covered-table-cell table:number-columns-repeated="4"/>
          <table:table-cell table:style-name="ce1"/>
          <table:table-cell office:value-type="string" table:style-name="ce3">
            <text:p>Speed-up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0-1000</text:p>
          </table:table-cell>
          <table:table-cell office:value-type="float" office:value="6.0000000000000001E-3" table:style-name="ce1">
            <text:p>0,006</text:p>
          </table:table-cell>
          <table:table-cell office:value-type="float" office:value="3.0000000000000001E-3" table:style-name="ce1">
            <text:p>0,003</text:p>
          </table:table-cell>
          <table:table-cell office:value-type="float" office:value="4.0000000000000002E-4" table:style-name="ce1">
            <text:p>0,0004</text:p>
          </table:table-cell>
          <table:table-cell office:value-type="float" office:value="2.9999999999999997E-4" table:style-name="ce1">
            <text:p>0,0003</text:p>
          </table:table-cell>
          <table:table-cell table:number-columns-repeated="2" table:style-name="ce1"/>
          <table:table-cell office:value-type="float" office:value="9.5744680851063815E-2" table:formula="of:=[.F4]/AVERAGE([.C4:.E4])" table:style-name="ce1">
            <text:p>0,09574468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1000-10000</text:p>
          </table:table-cell>
          <table:table-cell office:value-type="float" office:value="4.7813196000000002E-2" table:style-name="ce1">
            <text:p>0,047813196</text:p>
          </table:table-cell>
          <table:table-cell office:value-type="float" office:value="2.7736258E-2" table:style-name="ce1">
            <text:p>0,027736258</text:p>
          </table:table-cell>
          <table:table-cell office:value-type="float" office:value="7.2747259999999996E-3" table:style-name="ce1">
            <text:p>0,007274726</text:p>
          </table:table-cell>
          <table:table-cell office:value-type="float" office:value="1.3956039999999999E-3" table:style-name="ce1">
            <text:p>0,001395604</text:p>
          </table:table-cell>
          <table:table-cell table:number-columns-repeated="2" table:style-name="ce1"/>
          <table:table-cell office:value-type="float" office:value="5.0550600078382905E-2" table:formula="of:=[.F5]/AVERAGE([.C5:.E5])" table:style-name="ce1">
            <text:p>0,050550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Average speedup:</text:p>
          </table:table-cell>
          <table:table-cell office:value-type="float" office:value="7.3147640464723357E-2" table:formula="of:=AVERAGE([.I4:.I6])" table:style-name="ce1">
            <text:p>0,073147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QuickSort</text:p>
          </table:table-cell>
          <table:table-cell office:value-type="string" table:style-name="ce3">
            <text:p>ArraySize</text:p>
          </table:table-cell>
          <table:table-cell office:value-type="string" table:number-columns-spanned="5" table:number-rows-spanned="1" table:style-name="ce6">
            <text:p>NumberOfThread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0-1000</text:p>
          </table:table-cell>
          <table:table-cell office:value-type="float" office:value="4.0670329999999998E-2" table:style-name="ce1">
            <text:p>0,04067033</text:p>
          </table:table-cell>
          <table:table-cell office:value-type="float" office:value="4.1274725999999998E-2" table:style-name="ce1">
            <text:p>0,041274726</text:p>
          </table:table-cell>
          <table:table-cell office:value-type="float" office:value="5.1868119999999998E-3" table:style-name="ce1">
            <text:p>0,005186812</text:p>
          </table:table-cell>
          <table:table-cell office:value-type="float" office:value="2.9999999999999997E-4" table:style-name="ce4">
            <text:p>0,0003</text:p>
          </table:table-cell>
          <table:table-cell table:number-columns-repeated="2" table:style-name="ce1"/>
          <table:table-cell office:value-type="float" office:value="1.0329171411773246E-2" table:formula="of:=[.F10]/AVERAGE([.C10:.E10])" table:style-name="ce1">
            <text:p>0,01032917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1000-10000</text:p>
          </table:table-cell>
          <table:table-cell office:value-type="float" office:value="9.4380000000000006" table:style-name="ce1">
            <text:p>9,438</text:p>
          </table:table-cell>
          <table:table-cell office:value-type="float" office:value="4.423" table:style-name="ce1">
            <text:p>4,423</text:p>
          </table:table-cell>
          <table:table-cell office:value-type="float" office:value="0.81299999999999994" table:style-name="ce1">
            <text:p>0,813</text:p>
          </table:table-cell>
          <table:table-cell office:value-type="float" office:value="0.12" table:style-name="ce1">
            <text:p>0,12</text:p>
          </table:table-cell>
          <table:table-cell table:number-columns-repeated="2" table:style-name="ce1"/>
          <table:table-cell office:value-type="float" office:value="2.4533187951478803E-2" table:formula="of:=[.F11]/AVERAGE([.C11:.E11])" table:style-name="ce1">
            <text:p>0,0245331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Average speedup:</text:p>
          </table:table-cell>
          <table:table-cell office:value-type="float" office:value="1.7431179681626024E-2" table:formula="of:=AVERAGE([.I10:.I12])" table:style-name="ce1">
            <text:p>0,017431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BubbleSort</text:p>
          </table:table-cell>
          <table:table-cell office:value-type="string" table:style-name="ce3">
            <text:p>ArraySize</text:p>
          </table:table-cell>
          <table:table-cell office:value-type="string" table:number-columns-spanned="5" table:number-rows-spanned="1" table:style-name="ce6">
            <text:p>NumberOfThread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0-1000</text:p>
          </table:table-cell>
          <table:table-cell office:value-type="float" office:value="3.7999999999999999E-2" table:style-name="ce1">
            <text:p>0,038</text:p>
          </table:table-cell>
          <table:table-cell office:value-type="float" office:value="2.6200000000000001E-2" table:style-name="ce1">
            <text:p>0,026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5.7999999999999996E-3" table:style-name="ce1">
            <text:p>0,0058</text:p>
          </table:table-cell>
          <table:table-cell table:number-columns-repeated="2" table:style-name="ce1"/>
          <table:table-cell office:value-type="float" office:value="0.25144508670520227" table:formula="of:=[.F16]/AVERAGE([.C16:.E16])" table:style-name="ce1">
            <text:p>0,251445087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1000-10000</text:p>
          </table:table-cell>
          <table:table-cell office:value-type="float" office:value="2.9289999999999998" table:style-name="ce1">
            <text:p>2,929</text:p>
          </table:table-cell>
          <table:table-cell office:value-type="float" office:value="1.5660000000000001" table:style-name="ce1">
            <text:p>1,566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25" table:style-name="ce1">
            <text:p>0,25</text:p>
          </table:table-cell>
          <table:table-cell table:number-columns-repeated="2" table:style-name="ce1"/>
          <table:table-cell office:value-type="float" office:value="0.15359410198648374" table:formula="of:=[.F17]/AVERAGE([.C17:.E17])" table:style-name="ce1">
            <text:p>0,15359410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Average speedup:</text:p>
          </table:table-cell>
          <table:table-cell office:value-type="float" office:value="0.20251959434584299" table:formula="of:=AVERAGE([.I16:.I18])" table:style-name="ce1">
            <text:p>0,202519594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table:style-name="ce5"/>
          <table:table-cell table:style-name="ce1"/>
          <table:table-cell office:value-type="string" table:style-name="ce1">
            <text:p>Mean Speedup</text:p>
          </table:table-cell>
          <table:table-cell office:value-type="float" office:value="9.7699471497397453E-2" table:formula="of:=AVERAGE([.I7];[.I13];[.I19])" table:style-name="ce1">
            <text:p>0,097699471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Std Dev:</text:p>
          </table:table-cell>
          <table:table-cell office:value-type="float" office:value="9.4955382238296623E-2" table:formula="of:=STDEV([.I7];[.I13];[.I19])" table:style-name="ce1">
            <text:p>0,09495538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Chart 3" svg:x="0.32812in" svg:y="0.145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Chart 2" svg:x="0.625in" svg:y="0.135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4" svg:x="0.92187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year/>
      <number:text>-</number:text>
      <number:month number:style="long"/>
      <number:text>-</number:text>
      <number:day number:style="long"/>
    </number:date-style>
    <number:currency-style style:name="N37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7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kosingiphile</meta:initial-creator>
    <dc:creator>Nkosingiphile</dc:creator>
    <meta:creation-date>2015-08-10T17:57:42Z</meta:creation-date>
    <dc:date>2016-08-07T22:11:11Z</dc:date>
    <meta:editing-cycles>6</meta:editing-cycles>
    <meta:editing-duration>PT9822S</meta:editing-duration>
    <meta:user-defined meta:name="WorkbookGuid">ec3a35ea-5e30-44b3-8c15-0860d58414f6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svg:x="61.8524409448819pt" svg:y="7.0pt" chart:style-name="CT00">
          <text:p text:style-name="a0" text:class-names="" text:cond-style-name="">Graph showing speed-up over array size (quicksort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rray Siz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Speed-Up</text:p>
            </chart:title>
            <chart:grid chart:class="major" chart:style-name="GMa1"/>
          </chart:axis>
          <chart:series chart:values-cell-range-address="Sheet1.$I$10:.$I$11" chart:class="chart:line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raph showing speed-up over array size (mergesort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rray Siz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Speed-Up</text:p>
            </chart:title>
            <chart:grid chart:class="major" chart:style-name="GMa1"/>
          </chart:axis>
          <chart:series chart:values-cell-range-address="Sheet1.$I$4:.$I$5" chart:class="chart:line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raph showing speed-up over array size (bubblesort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rray Siz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Speed-Up</text:p>
            </chart:title>
            <chart:grid chart:class="major" chart:style-name="GMa1"/>
          </chart:axis>
          <chart:series chart:values-cell-range-address="Sheet1.$I$16:.$I$17" chart:class="chart:line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